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t karakteren jeg<text:s/>starer<text:s/>prøver å<text:s/>få<text:s/>C.<text:s/><text:s/>Jeg ser<text:s/>litt and om når fristen nærmer seg om at jeg har<text:s/>god tid eller hvor dårlig tid<text:s/>på<text:s/>meg.<text:s/>Da vil jeg vurdere om jeg skal gå et hakk opp eller n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ngrid Øvrelid</meta:initial-creator>
    <dc:creator>ingrid Øvrelid</dc:creator>
    <meta:creation-date>2024-11-08T09:44:00Z</meta:creation-date>
    <dc:date>2024-11-08T10:18:00Z</dc:date>
    <meta:template xlink:href="Normal" xlink:type="simple"/>
    <meta:editing-cycles>1</meta:editing-cycles>
    <meta:editing-duration>PT2040S</meta:editing-duration>
    <meta:document-statistic meta:page-count="1" meta:paragraph-count="1" meta:word-count="30" meta:character-count="193" meta:row-count="1" meta:non-whitespace-character-count="164"/>
  </office:meta>
</office:document-meta>
</file>